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Excel_32_Built-in_32_Percent" style:data-style-name="N14">
      <style:table-cell-properties style:vertical-align="automatic" fo:background-color="transparent"/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style:vertical-align="middle" fo:wrap-option="wrap"/>
      <style:text-properties fo:color="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middle"/>
      <style:text-properties fo:color="#000000"/>
    </style:style>
    <style:style style:name="ce8" style:family="table-cell" style:parent-style-name="Default" style:data-style-name="N36">
      <style:table-cell-properties style:vertical-align="middle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6.11187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35479166666667cm" style:use-optimal-column-width="true"/>
    </style:style>
    <style:style style:name="co7" style:family="table-column">
      <style:table-column-properties fo:break-before="auto" style:column-width="12.2502083333333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91041666666667cm" style:use-optimal-column-width="true"/>
    </style:style>
    <style:style style:name="co11" style:family="table-column">
      <style:table-column-properties fo:break-before="auto" style:column-width="10.7685416666667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3.01625cm" style:use-optimal-column-width="true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0.582083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0.502708333333333cm"/>
    </style:style>
    <style:style style:name="co19" style:family="table-column">
      <style:table-column-properties fo:break-before="auto" style:column-width="3.67770833333333cm"/>
    </style:style>
    <style:style style:name="co20" style:family="table-column">
      <style:table-column-properties fo:break-before="auto" style:column-width="1.05833333333333cm"/>
    </style:style>
    <style:style style:name="co21" style:family="table-column">
      <style:table-column-properties fo:break-before="auto" style:column-width="0.687916666666667cm"/>
    </style:style>
    <style:style style:name="co22" style:family="table-column">
      <style:table-column-properties fo:break-before="auto" style:column-width="3.36020833333333cm"/>
    </style:style>
    <style:style style:name="co23" style:family="table-column">
      <style:table-column-properties fo:break-before="auto" style:column-width="1.61395833333333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3.09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tn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ype_partner</text:p>
          </table:table-cell>
          <table:table-cell office:value-type="string" table:style-name="ce1">
            <text:p>partner</text:p>
          </table:table-cell>
          <table:table-cell office:value-type="string" table:style-name="ce1">
            <text:p>director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ur_adres</text:p>
          </table:table-cell>
          <table:table-cell office:value-type="string" table:style-name="ce1">
            <text:p>inn</text:p>
          </table:table-cell>
          <table:table-cell office:value-type="string" table:style-name="ce1">
            <text:p>rating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ЗАО</text:p>
          </table:table-cell>
          <table:table-cell office:value-type="string" table:style-name="ce1">
            <text:p>База Строитель</text:p>
          </table:table-cell>
          <table:table-cell office:value-type="string" table:style-name="ce1">
            <text:p>Иванова Александра Ивановна</text:p>
          </table:table-cell>
          <table:table-cell office:value-type="string" table:style-name="ce1">
            <text:p><text:a xlink:href="mailto:aleksandraivanova@ml.ru">aleksandraivanova@ml.ru</text:a></text:p>
          </table:table-cell>
          <table:table-cell office:value-type="string" table:style-name="ce1">
            <text:p>493 123 45 67</text:p>
          </table:table-cell>
          <table:table-cell office:value-type="string" table:style-name="ce1">
            <text:p>652050, Кемеровская область, город Юрга, ул. Лесная, 15</text:p>
          </table:table-cell>
          <table:table-cell office:value-type="float" office:value="2222455179" table:style-name="ce1">
            <text:p>2222455179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ООО</text:p>
          </table:table-cell>
          <table:table-cell office:value-type="string" table:style-name="ce1">
            <text:p>Паркет 29</text:p>
          </table:table-cell>
          <table:table-cell office:value-type="string" table:style-name="ce1">
            <text:p>Петров Василий Петрович</text:p>
          </table:table-cell>
          <table:table-cell office:value-type="string" table:style-name="ce1">
            <text:p><text:a xlink:href="mailto:vppetrov@vl.ru">vppetrov@vl.ru</text:a></text:p>
          </table:table-cell>
          <table:table-cell office:value-type="string" table:style-name="ce1">
            <text:p>987 123 56 78</text:p>
          </table:table-cell>
          <table:table-cell office:value-type="string" table:style-name="ce1">
            <text:p>164500, Архангельская область, город Северодвинск, ул. Строителей, 18</text:p>
          </table:table-cell>
          <table:table-cell office:value-type="float" office:value="3333888520" table:style-name="ce1">
            <text:p>3333888520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ПАО</text:p>
          </table:table-cell>
          <table:table-cell office:value-type="string" table:style-name="ce1">
            <text:p>Стройсервис</text:p>
          </table:table-cell>
          <table:table-cell office:value-type="string" table:style-name="ce1">
            <text:p>Соловьев Андрей Николаевич</text:p>
          </table:table-cell>
          <table:table-cell office:value-type="string" table:style-name="ce1">
            <text:p><text:a xlink:href="mailto:ansolovev@st.ru">ansolovev@st.ru</text:a></text:p>
          </table:table-cell>
          <table:table-cell office:value-type="string" table:style-name="ce1">
            <text:p>812 223 32 00</text:p>
          </table:table-cell>
          <table:table-cell office:value-type="string" table:style-name="ce1">
            <text:p>188910, Ленинградская область, город Приморск, ул. Парковая, 21</text:p>
          </table:table-cell>
          <table:table-cell office:value-type="float" office:value="4440391035" table:style-name="ce1">
            <text:p>4440391035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ОАО</text:p>
          </table:table-cell>
          <table:table-cell office:value-type="string" table:style-name="ce1">
            <text:p>Ремонт и отделка</text:p>
          </table:table-cell>
          <table:table-cell office:value-type="string" table:style-name="ce1">
            <text:p>Воробьева Екатерина Валерьевна</text:p>
          </table:table-cell>
          <table:table-cell office:value-type="string" table:style-name="ce1">
            <text:p><text:a xlink:href="mailto:ekaterina.vorobeva@ml.ru">ekaterina.vorobeva@ml.ru</text:a></text:p>
          </table:table-cell>
          <table:table-cell office:value-type="string" table:style-name="ce1">
            <text:p>444 222 33 11</text:p>
          </table:table-cell>
          <table:table-cell office:value-type="string" table:style-name="ce1">
            <text:p>143960, Московская область, город Реутов, ул. Свободы, 51</text:p>
          </table:table-cell>
          <table:table-cell office:value-type="float" office:value="1111520857" table:style-name="ce1">
            <text:p>1111520857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ЗАО</text:p>
          </table:table-cell>
          <table:table-cell office:value-type="string" table:style-name="ce1">
            <text:p>МонтажПро</text:p>
          </table:table-cell>
          <table:table-cell office:value-type="string" table:style-name="ce1">
            <text:p>Степанов Степан Сергеевич</text:p>
          </table:table-cell>
          <table:table-cell office:value-type="string" table:style-name="ce1">
            <text:p><text:a xlink:href="mailto:stepanov@stepan.ru">stepanov@stepan.ru</text:a></text:p>
          </table:table-cell>
          <table:table-cell office:value-type="string" table:style-name="ce1">
            <text:p>912 888 33 33</text:p>
          </table:table-cell>
          <table:table-cell office:value-type="string" table:style-name="ce1">
            <text:p>309500, Белгородская область, город Старый Оскол, ул. Рабочая, 122</text:p>
          </table:table-cell>
          <table:table-cell office:value-type="float" office:value="5552431140" table:style-name="ce1">
            <text:p>5552431140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number-rows-repeated="1048570" table:style-name="ro2">
          <table:table-cell table:number-columns-repeated="16384"/>
        </table:table-row>
      </table:table>
      <table:table table:name="product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5" table:default-cell-style-name="ce1"/>
        <table:table-column table:style-name="co1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ype_product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rticul</text:p>
          </table:table-cell>
          <table:table-cell office:value-type="string" table:style-name="ce1">
            <text:p>min_price</text:p>
          </table:table-cell>
          <table:table-cell office:value-type="string" table:style-name="ce1">
            <text:p>material_type_id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аркетная доска Ясень темный однополосная 14 мм</text:p>
          </table:table-cell>
          <table:table-cell office:value-type="float" office:value="8758385" table:style-name="ce1">
            <text:p>8758385</text:p>
          </table:table-cell>
          <table:table-cell office:value-type="float" office:value="4456.8999999999996" table:style-name="ce2">
            <text:p>4456,9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Инженерная доска Дуб Французская елка однополосная 12 мм</text:p>
          </table:table-cell>
          <table:table-cell office:value-type="float" office:value="8858958" table:style-name="ce1">
            <text:p>8858958</text:p>
          </table:table-cell>
          <table:table-cell office:value-type="float" office:value="7330.99" table:style-name="ce2">
            <text:p>7330,99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Ламинат Дуб дымчато-белый 33 класс 12 мм</text:p>
          </table:table-cell>
          <table:table-cell office:value-type="float" office:value="7750282" table:style-name="ce1">
            <text:p>7750282</text:p>
          </table:table-cell>
          <table:table-cell office:value-type="float" office:value="1799.33" table:style-name="ce2">
            <text:p>1799,3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Ламинат Дуб серый 32 класс 8 мм с фаской</text:p>
          </table:table-cell>
          <table:table-cell office:value-type="float" office:value="7028748" table:style-name="ce1">
            <text:p>7028748</text:p>
          </table:table-cell>
          <table:table-cell office:value-type="float" office:value="3890.41" table:style-name="ce2">
            <text:p>3890,41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бковое напольное клеевое покрытие 32 класс 4 мм</text:p>
          </table:table-cell>
          <table:table-cell office:value-type="float" office:value="5012543" table:style-name="ce1">
            <text:p>5012543</text:p>
          </table:table-cell>
          <table:table-cell office:value-type="float" office:value="5450.59" table:style-name="ce2">
            <text:p>5450,59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number-rows-repeated="1048570" table:style-name="ro2">
          <table:table-cell table:number-columns-repeated="16384"/>
        </table:table-row>
      </table:table>
      <table:table table:name="material_type" table:style-name="ta1"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9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ercent_brak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Тип материала 1</text:p>
          </table:table-cell>
          <table:table-cell office:value-type="percentage" office:value="1E-3" table:style-name="ce3">
            <text:p>0,10%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Тип материала 2</text:p>
          </table:table-cell>
          <table:table-cell office:value-type="percentage" office:value="9.4999999999999998E-3" table:style-name="ce3">
            <text:p>0,95%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Тип материала 3</text:p>
          </table:table-cell>
          <table:table-cell office:value-type="percentage" office:value="2.8E-3" table:style-name="ce3">
            <text:p>0,28%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Тип материала 4</text:p>
          </table:table-cell>
          <table:table-cell office:value-type="percentage" office:value="5.4999999999999997E-3" table:style-name="ce3">
            <text:p>0,55%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Тип материала 5</text:p>
          </table:table-cell>
          <table:table-cell office:value-type="percentage" office:value="3.3999999999999998E-3" table:style-name="ce3">
            <text:p>0,34%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table table:name="product_type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koef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Ламинат</text:p>
          </table:table-cell>
          <table:table-cell office:value-type="float" office:value="2.35" table:style-name="ce5">
            <text:p>2,3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Массивная доска</text:p>
          </table:table-cell>
          <table:table-cell office:value-type="float" office:value="5.15" table:style-name="ce5">
            <text:p>5,1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Паркетная доска</text:p>
          </table:table-cell>
          <table:table-cell office:value-type="float" office:value="4.34" table:style-name="ce5">
            <text:p>4,3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Пробковое покрытие</text:p>
          </table:table-cell>
          <table:table-cell office:value-type="float" office:value="1.5" table:style-name="ce5">
            <text:p>1,5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partner_product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_partner_id</text:p>
          </table:table-cell>
          <table:table-cell office:value-type="string" table:style-name="ce1">
            <text:p>count</text:p>
          </table:table-cell>
          <table:table-cell office:value-type="string" table:style-name="ce6">
            <text:p>date</text:p>
          </table:table-cell>
          <table:table-cell office:value-type="string" table:style-name="ce1">
            <text:p>name_product_i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5500" table:style-name="ce6">
            <text:p>15500</text:p>
          </table:table-cell>
          <table:table-cell office:value-type="date" office:date-value="2023-03-23T00:00:00" table:style-name="ce8">
            <text:p>23.03.202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2350" table:style-name="ce6">
            <text:p>12350</text:p>
          </table:table-cell>
          <table:table-cell office:value-type="date" office:date-value="2023-12-18T00:00:00" table:style-name="ce8">
            <text:p>18.12.202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7400" table:style-name="ce6">
            <text:p>37400</text:p>
          </table:table-cell>
          <table:table-cell office:value-type="date" office:date-value="2024-06-07T00:00:00" table:style-name="ce8">
            <text:p>07.06.202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5000" table:style-name="ce6">
            <text:p>35000</text:p>
          </table:table-cell>
          <table:table-cell office:value-type="date" office:date-value="2022-12-02T00:00:00" table:style-name="ce8">
            <text:p>02.12.202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1250" table:style-name="ce6">
            <text:p>1250</text:p>
          </table:table-cell>
          <table:table-cell office:value-type="date" office:date-value="2023-05-17T00:00:00" table:style-name="ce8">
            <text:p>17.05.202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000" table:style-name="ce6">
            <text:p>1000</text:p>
          </table:table-cell>
          <table:table-cell office:value-type="date" office:date-value="2024-06-07T00:00:00" table:style-name="ce8">
            <text:p>07.06.202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7550" table:style-name="ce6">
            <text:p>7550</text:p>
          </table:table-cell>
          <table:table-cell office:value-type="date" office:date-value="2024-07-01T00:00:00" table:style-name="ce8">
            <text:p>01.07.202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7250" table:style-name="ce6">
            <text:p>7250</text:p>
          </table:table-cell>
          <table:table-cell office:value-type="date" office:date-value="2023-01-22T00:00:00" table:style-name="ce8">
            <text:p>22.01.202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2500" table:style-name="ce6">
            <text:p>2500</text:p>
          </table:table-cell>
          <table:table-cell office:value-type="date" office:date-value="2024-07-05T00:00:00" table:style-name="ce8">
            <text:p>05.07.202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59050" table:style-name="ce6">
            <text:p>59050</text:p>
          </table:table-cell>
          <table:table-cell office:value-type="date" office:date-value="2023-03-20T00:00:00" table:style-name="ce8">
            <text:p>20.03.202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7">
            <text:p>4</text:p>
          </table:table-cell>
          <table:table-cell office:value-type="float" office:value="37200" table:style-name="ce6">
            <text:p>37200</text:p>
          </table:table-cell>
          <table:table-cell office:value-type="date" office:date-value="2024-03-12T00:00:00" table:style-name="ce8">
            <text:p>12.03.202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7">
            <text:p>4</text:p>
          </table:table-cell>
          <table:table-cell office:value-type="float" office:value="4500" table:style-name="ce6">
            <text:p>4500</text:p>
          </table:table-cell>
          <table:table-cell office:value-type="date" office:date-value="2024-05-14T00:00:00" table:style-name="ce8">
            <text:p>14.05.202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7">
            <text:p>5</text:p>
          </table:table-cell>
          <table:table-cell office:value-type="float" office:value="50000" table:style-name="ce6">
            <text:p>50000</text:p>
          </table:table-cell>
          <table:table-cell office:value-type="date" office:date-value="2023-09-19T00:00:00" table:style-name="ce8">
            <text:p>19.09.202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" table:style-name="ce7">
            <text:p>5</text:p>
          </table:table-cell>
          <table:table-cell office:value-type="float" office:value="670000" table:style-name="ce6">
            <text:p>670000</text:p>
          </table:table-cell>
          <table:table-cell office:value-type="date" office:date-value="2023-11-10T00:00:00" table:style-name="ce8">
            <text:p>10.11.202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35000" table:style-name="ce6">
            <text:p>35000</text:p>
          </table:table-cell>
          <table:table-cell office:value-type="date" office:date-value="2024-04-15T00:00:00" table:style-name="ce8">
            <text:p>15.04.202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7">
            <text:p>5</text:p>
          </table:table-cell>
          <table:table-cell office:value-type="float" office:value="25000" table:style-name="ce6">
            <text:p>25000</text:p>
          </table:table-cell>
          <table:table-cell office:value-type="date" office:date-value="2024-06-12T00:00:00" table:style-name="ce8">
            <text:p>12.06.202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ru" number:country="RU">
      <number:number number:decimal-places="2" number:min-integer-digits="1" number:grouping="true"/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Percent" style:display-name="Excel Built-in Percent" style:family="table-cell" style:data-style-name="N13"/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/>
    <style:style style:name="Result" style:family="table-cell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ton Boyarshinov</meta:initial-creator>
    <dc:creator>Никита</dc:creator>
    <meta:creation-date>2008-09-02T15:42:34Z</meta:creation-date>
    <dc:date>2025-05-15T13:28:21Z</dc:date>
    <meta:editing-cycles>5</meta:editing-cycles>
    <meta:editing-duration>PT1163S</meta:editing-duration>
    <meta:user-defined meta:name="Поле 1"/>
    <meta:user-defined meta:name="Поле 2"/>
    <meta:user-defined meta:name="Поле 3"/>
    <meta:user-defined meta:name="Поле 4"/>
  </office:meta>
</office:document-meta>
</file>